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7cm" svg:height="2.46cm" draw:transform="rotate (-1.55299396842455) translate (6.1122883029706cm 5.09733742054171cm)" svg:viewBox="0 0 1071 2461" svg:d="M1070 2328c-57-184-193-610-237-969-45-359-30-913-24-1057 9-145-827-491-809-170 19 321 53 740 103 1181s118 706 181 989 815 121 786 26z">
          <text:p/>
        </draw:path>
        <draw:path draw:style-name="gr1" draw:text-style-name="P1" draw:layer="layout" svg:width="0.902cm" svg:height="0.661cm" draw:transform="rotate (-2.15687788961459) translate (6.426624478732cm 5.252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3757911453987cm 5.552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2cm" svg:height="2.085cm" draw:transform="rotate (-1.90467781270141) translate (6.4642368642922cm 3.1569653207478cm)" svg:viewBox="0 0 1121 2086" svg:d="M1120 1960c-57-184-149-535-194-895-44-359-42-657-36-801 9-145-908-442-890-120 19 322 49 596 88 882s94 612 157 895 903 135 875 39z">
          <text:p/>
        </draw:path>
        <draw:path draw:style-name="gr1" draw:text-style-name="P1" draw:layer="layout" svg:width="0.902cm" svg:height="0.661cm" draw:transform="rotate (-2.15687788961459) translate (6.574624478732cm 3.260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86379114539869cm 2.914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73cm" svg:height="2.051cm" draw:transform="rotate (-1.15069557583986) translate (6.0313484876853cm 7.04787602521979cm)" svg:viewBox="0 0 974 2052" svg:d="M973 1885c-58-184-132-491-177-850-44-359-73-586-67-731 9-145-747-494-729-172 19 321 63 559 104 859s97 636 160 919 736 71 709-25z">
          <text:p/>
        </draw:path>
        <draw:path draw:style-name="gr1" draw:text-style-name="P1" draw:layer="layout" svg:width="0.902cm" svg:height="0.661cm" draw:transform="rotate (-2.15687788961459) translate (6.586624478732cm 7.192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5.1287911453987cm 8.1307947751292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9:37.426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